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T1" style:family="text">
      <style:text-properties officeooo:rsid="000b60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-oneline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6T20:47:51.052000000</dc:date>
    <meta:editing-duration>PT1H20M35S</meta:editing-duration>
    <meta:editing-cycles>10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3" meta:word-count="188" meta:character-count="1071" meta:non-whitespace-character-count="889"/>
  </office:meta>
</office:document-meta>
</file>